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“done” button and time limit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display the answers &amp; given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style-name="ce33" table:number-columns-repeated="3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3:16:27.02024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9T19:43:28.212917802</dc:date>
    <meta:editing-duration>P1DT4H12M17S</meta:editing-duration>
    <meta:editing-cycles>56</meta:editing-cycles>
    <meta:document-statistic meta:table-count="1" meta:cell-count="100" meta:object-count="0"/>
  </office:meta>
</office:document-meta>
</file>